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7f4" officeooo:paragraph-rsid="001057f4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057f4" officeooo:paragraph-rsid="001057f4" style:font-weight-asian="normal" style:font-weight-complex="normal"/>
    </style:style>
    <style:style style:name="P3" style:family="paragraph" style:parent-style-name="Standard">
      <style:text-properties fo:font-weight="normal" officeooo:rsid="001057f4" officeooo:paragraph-rsid="001057f4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057f4" officeooo:paragraph-rsid="001057f4" style:font-weight-asian="normal" style:font-weight-complex="normal"/>
    </style:style>
    <style:style style:name="P5" style:family="paragraph" style:parent-style-name="Heading_20_2">
      <style:text-properties fo:font-weight="bold"/>
    </style:style>
    <style:style style:name="P6" style:family="paragraph" style:parent-style-name="Standard">
      <style:text-properties fo:font-weight="normal" officeooo:rsid="0010e2c9" officeooo:paragraph-rsid="0010e2c9" style:font-weight-asian="normal" style:font-weight-complex="normal"/>
    </style:style>
    <style:style style:name="P7" style:family="paragraph" style:parent-style-name="Standard">
      <style:text-properties fo:font-weight="bold" officeooo:rsid="0010e2c9" officeooo:paragraph-rsid="0010e2c9" style:font-weight-asian="bold" style:font-weight-complex="bold"/>
    </style:style>
    <style:style style:name="P8" style:family="paragraph" style:parent-style-name="Standard" style:list-style-name="L3">
      <style:text-properties fo:font-weight="normal" officeooo:rsid="0010e2c9" officeooo:paragraph-rsid="0010e2c9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0e2c9" officeooo:paragraph-rsid="0010e2c9" style:font-weight-asian="normal" style:font-weight-complex="normal"/>
    </style:style>
    <style:style style:name="P10" style:family="paragraph" style:parent-style-name="Standard" style:list-style-name="L4">
      <style:text-properties fo:font-weight="bold" officeooo:rsid="0010e2c9" officeooo:paragraph-rsid="0010e2c9" style:font-weight-asian="bold" style:font-weight-complex="bold"/>
    </style:style>
    <style:style style:name="P11" style:family="paragraph" style:parent-style-name="Standard">
      <style:text-properties fo:font-weight="normal" officeooo:rsid="001247f2" officeooo:paragraph-rsid="001247f2" style:font-weight-asian="normal" style:font-weight-complex="normal"/>
    </style:style>
    <style:style style:name="P12" style:family="paragraph" style:parent-style-name="Standard" style:list-style-name="L5">
      <style:text-properties fo:font-weight="bold" officeooo:rsid="001247f2" officeooo:paragraph-rsid="001247f2" style:font-weight-asian="bold" style:font-weight-complex="bold"/>
    </style:style>
    <style:style style:name="P13" style:family="paragraph" style:parent-style-name="Standard" style:list-style-name="L5">
      <style:text-properties fo:font-weight="normal" officeooo:rsid="001247f2" officeooo:paragraph-rsid="001247f2" style:font-weight-asian="normal" style:font-weight-complex="normal"/>
    </style:style>
    <style:style style:name="P14" style:family="paragraph" style:parent-style-name="Standard" style:list-style-name="L5">
      <style:text-properties fo:font-weight="bold" officeooo:rsid="001247f2" officeooo:paragraph-rsid="001247f2" fo:background-color="#ffff00" style:font-weight-asian="bold" style:font-weight-complex="bold"/>
    </style:style>
    <style:style style:name="P15" style:family="paragraph" style:parent-style-name="Standard" style:list-style-name="L6">
      <style:text-properties fo:font-weight="normal" officeooo:rsid="001247f2" officeooo:paragraph-rsid="001247f2" style:font-weight-asian="normal" style:font-weight-complex="normal"/>
    </style:style>
    <style:style style:name="P16" style:family="paragraph" style:parent-style-name="Standard" style:list-style-name="L6">
      <style:text-properties fo:font-weight="bold" officeooo:rsid="001247f2" officeooo:paragraph-rsid="001247f2" style:font-weight-asian="bold" style:font-weight-complex="bold"/>
    </style:style>
    <style:style style:name="P17" style:family="paragraph" style:parent-style-name="Standard">
      <style:text-properties fo:font-weight="bold" officeooo:rsid="001247f2" officeooo:paragraph-rsid="001247f2" style:font-weight-asian="bold" style:font-weight-complex="bold"/>
    </style:style>
    <style:style style:name="P18" style:family="paragraph" style:parent-style-name="Standard" style:list-style-name="L7">
      <style:text-properties fo:font-weight="normal" officeooo:rsid="001247f2" officeooo:paragraph-rsid="001247f2" style:font-weight-asian="normal" style:font-weight-complex="normal"/>
    </style:style>
    <style:style style:name="P19" style:family="paragraph" style:parent-style-name="Standard" style:list-style-name="L8">
      <style:text-properties fo:font-weight="normal" officeooo:rsid="001247f2" officeooo:paragraph-rsid="001247f2" style:font-weight-asian="normal" style:font-weight-complex="normal"/>
    </style:style>
    <style:style style:name="P20" style:family="paragraph" style:parent-style-name="Standard" style:list-style-name="L9">
      <style:text-properties fo:font-weight="bold" officeooo:rsid="001247f2" officeooo:paragraph-rsid="001247f2" style:font-weight-asian="bold" style:font-weight-complex="bold"/>
    </style:style>
    <style:style style:name="P21" style:family="paragraph" style:parent-style-name="Standard" style:list-style-name="L9">
      <style:text-properties officeooo:paragraph-rsid="001247f2"/>
    </style:style>
    <style:style style:name="P22" style:family="paragraph" style:parent-style-name="Standard">
      <style:text-properties fo:font-weight="normal" officeooo:rsid="00132ef6" officeooo:paragraph-rsid="00132ef6" style:font-weight-asian="normal" style:font-weight-complex="normal"/>
    </style:style>
    <style:style style:name="P23" style:family="paragraph" style:parent-style-name="Standard" style:list-style-name="L10">
      <style:text-properties fo:font-weight="normal" officeooo:rsid="00132ef6" officeooo:paragraph-rsid="00132ef6" style:font-weight-asian="normal" style:font-weight-complex="normal"/>
    </style:style>
    <style:style style:name="T1" style:family="text">
      <style:text-properties officeooo:rsid="001057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57f4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1057f4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normal" officeooo:rsid="001247f2" style:font-weight-asian="normal" style:font-weight-complex="normal"/>
    </style:style>
    <style:style style:name="T11" style:family="text">
      <style:text-properties fo:font-weight="bold" officeooo:rsid="001247f2" fo:background-color="#ffff00" loext:char-shading-value="0" style:font-weight-asian="bold" style:font-weight-complex="bold"/>
    </style:style>
    <style:style style:name="T12" style:family="text">
      <style:text-properties fo:font-family="Calibri" style:font-family-generic="swiss" fo:font-weight="bold" officeooo:rsid="001247f2" style:font-weight-asian="bold" style:font-weight-complex="bold"/>
    </style:style>
    <style:style style:name="T13" style:family="text">
      <style:text-properties fo:font-family="Calibri" style:font-family-generic="swiss" officeooo:rsid="001247f2"/>
    </style:style>
    <style:style style:name="T14" style:family="text">
      <style:text-properties fo:font-family="Calibri" style:font-family-generic="swiss" fo:font-weight="bold" officeooo:rsid="001247f2" fo:background-color="#ffff00" loext:char-shading-value="0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<text:span text:style-name="T1">0</text:span>. <text:span text:style-name="T1">Datové struktury a soubory</text:span></text:h>
      <text:h text:style-name="Heading_20_2" text:outline-level="2" loext:marker-style-name="T2"><text:span text:style-name="T2">2</text:span><text:span text:style-name="T3">0</text:span><text:span text:style-name="T2">.1. </text:span><text:span text:style-name="T4">Strukturované datové typy, ukazatele, statické a dynamické pole, matice</text:span></text:h>
      <text:p text:style-name="P1">Skalární vs. Strukturované typy:</text:p>
      <text:list text:style-name="L1">
        <text:list-item>
          <text:p text:style-name="P2"><text:span text:style-name="T5">skalární</text:span> typ(např. <text:span text:style-name="T2">Int</text:span>) obsahuje právě <text:span text:style-name="T5">jednu hodnotu</text:span></text:p>
        </text:list-item>
        <text:list-item>
          <text:p text:style-name="P2"><text:span text:style-name="T5">strukturované</text:span> datové typy(<text:span text:style-name="T2">pole,seznamy</text:span>) můžou ukládat <text:span text:style-name="T5">více hodnot do logických celků</text:span></text:p>
        </text:list-item>
      </text:list>
      <text:p text:style-name="P3"><text:span text:style-name="T5">Pole(array)</text:span> je základní struktura, která <text:span text:style-name="T5">uschovává pevný počet prvků stejného datového typu</text:span>. Prvky jsou v paměti <text:span text:style-name="T2">uloženy za sebou a přistupuje se k nim pomocí číselného indexu.</text:span></text:p>
      <text:list text:style-name="L2">
        <text:list-item>
          <text:p text:style-name="P4">V C,C++ i Pythonu se<text:span text:style-name="T2"> indexuje od nuly</text:span></text:p>
          <text:list>
            <text:list-item>
              <text:p text:style-name="P4"><text:span text:style-name="T2">statické pole </text:span>– velikst je <text:span text:style-name="T5">pevně</text:span><text:span text:style-name="T6"> </text:span><text:span text:style-name="T5">stanovena</text:span> už při psaní kodu a<text:span text:style-name="T2"> nelze za běhu změnit</text:span></text:p>
            </text:list-item>
            <text:list-item>
              <text:p text:style-name="P4"><text:span text:style-name="T2">dynamické</text:span> <text:span text:style-name="T2">pole</text:span> – <text:span text:style-name="T5">umožňuje měnit</text:span> svou velikost během běhu, v C se používá <text:span text:style-name="T2">manuální alokace(</text:span>mallock, free), a<text:span text:style-name="T2"> v pythonu jsou seznamy(list)</text:span></text:p>
            </text:list-item>
          </text:list>
        </text:list-item>
      </text:list>
      <text:p text:style-name="P1">Ukazatel(pointer) je proměnná která uschovává fyzickou adresu jiné hodnoty v paměti.</text:p>
      <text:p text:style-name="P3"><text:span text:style-name="T5">Matice je vícerozměrové pole</text:span>, které si lze představit jako<text:span text:style-name="T2"> tabulku s řádky a sloupci.</text:span> K prvkům se přistupuje přes <text:span text:style-name="T2">dva indexy</text:span>. (matice[0][1] = první řádek, druhý sloupec)</text:p>
      <text:h text:style-name="P5" text:outline-level="2" loext:marker-style-name="T2"><text:span text:style-name="T7">2</text:span><text:span text:style-name="T8">0</text:span><text:span text:style-name="T7">.2. Znakové řetězce, práce se znakovými řetězci v jazyce C a Python, funkce pro práci s řetězci.</text:span></text:h>
      <text:p text:style-name="P6"><text:span text:style-name="T5">Znakový řetězec(string) je posloupnost znaků reprezentující text.</text:span> Práce s ním se v jazyce <text:span text:style-name="T2">C a Python zásadně liší.</text:span></text:p>
      <text:p text:style-name="P7">Znakové řetězce v jazyce C:</text:p>
      <text:list text:style-name="L3">
        <text:list-item>
          <text:p text:style-name="P8"><text:span text:style-name="T2">reprezentace</text:span> –<text:span text:style-name="T5"> neexistuje samostatný datový typ pro text</text:span>, řetězec je implementován jako <text:span text:style-name="T5">pole znaků typu char</text:span>, které musí být ukončeno nulovým znakem.</text:p>
        </text:list-item>
        <text:list-item>
          <text:p text:style-name="P8"><text:span text:style-name="T2">Měnitelnost</text:span> – řetězce v C <text:span text:style-name="T5">jsou měnitelné</text:span> (char text[] = „ahoj“; )</text:p>
        </text:list-item>
        <text:list-item>
          <text:p text:style-name="P8"><text:span text:style-name="T2">funkce</text:span> (vyžadují knihovnu<text:span text:style-name="T5"> &lt;string.h&gt;</text:span>):</text:p>
          <text:list>
            <text:list-item>
              <text:p text:style-name="P8">strlen(str) – vrací délku řetězce</text:p>
            </text:list-item>
            <text:list-item>
              <text:p text:style-name="P8">strcpy(dest, src) – zkopíruje řetězec do druhého</text:p>
            </text:list-item>
            <text:list-item>
              <text:p text:style-name="P8">strcat(dest, src) – připojí jeden na konec druhého</text:p>
            </text:list-item>
            <text:list-item>
              <text:p text:style-name="P8">strcmp(str1, str2) – porovnává 2 řetězce</text:p>
            </text:list-item>
            <text:list-item>
              <text:p text:style-name="P8">strchr(str, ch) – vyhledá konkrétní znak v řetězci</text:p>
            </text:list-item>
          </text:list>
        </text:list-item>
        <text:list-item>
          <text:p text:style-name="P8"><text:span text:style-name="T2">bezpečnostní</text:span> <text:span text:style-name="T2">riziko</text:span> – <text:span text:style-name="T5">hrozí přetečení bufferu</text:span></text:p>
        </text:list-item>
      </text:list>
      <text:p text:style-name="P7">Znakové řetězce v pythonu:</text:p>
      <text:list text:style-name="L4">
        <text:list-item>
          <text:p text:style-name="P9"><text:span text:style-name="T2">reprezentace</text:span> – řeězec je<text:span text:style-name="T5"> objekt typu str</text:span></text:p>
        </text:list-item>
        <text:list-item>
          <text:p text:style-name="P9"><text:span text:style-name="T2">měnitelnost</text:span> – jsou <text:span text:style-name="T2">neměnitelné</text:span>, jakmile je vytvořen nejde měnit</text:p>
        </text:list-item>
        <text:list-item>
          <text:p text:style-name="P9">python má <text:span text:style-name="T5">automatickou správu pamět</text:span>i, nehrozí přetečení bufferu</text:p>
        </text:list-item>
        <text:list-item>
          <text:p text:style-name="P10">základní metody a funkce:</text:p>
          <text:list>
            <text:list-item>
              <text:p text:style-name="P9">len(text) – vrací délku</text:p>
            </text:list-item>
            <text:list-item>
              <text:p text:style-name="P9"><text:soft-page-break/>operátor+ - slouží ke spojení dvou řetězců</text:p>
            </text:list-item>
            <text:list-item>
              <text:p text:style-name="P9">.upper() a .lower() - převod na velká nebo malá písmena</text:p>
            </text:list-item>
            <text:list-item>
              <text:p text:style-name="P9">.find(„slovo“) – hledání podřetězce</text:p>
            </text:list-item>
            <text:list-item>
              <text:p text:style-name="P9">.split(„ „) - rozdělení textu do seznamu podle odělovače</text:p>
            </text:list-item>
            <text:list-item>
              <text:p text:style-name="P9">.replace(„stare“, „nove“) – nahrazení podřetězce</text:p>
            </text:list-item>
            <text:list-item>
              <text:p text:style-name="P9">.strip() - odstraní bílé znaky</text:p>
            </text:list-item>
          </text:list>
        </text:list-item>
      </text:list>
      <text:h text:style-name="P5" text:outline-level="2" loext:marker-style-name="T2"><text:span text:style-name="T7">2</text:span><text:span text:style-name="T8">0</text:span><text:span text:style-name="T7">.3. </text:span>Regulární výrazy a jejich využití při práci s textem</text:h>
      <text:p text:style-name="P11"><text:span text:style-name="T2">Regulární výraz (regex) je vzor definující množinu řetězců</text:span>. <text:span text:style-name="T5">Využívá se pro vyhledávání, nahrazovaní, extrakci a validaci formátu dat.</text:span><text:span text:style-name="T9"> (v pythonu modul re)</text:span></text:p>
      <text:list text:style-name="L5">
        <text:list-item>
          <text:p text:style-name="P12">skládají se ze znaků a metaznaků</text:p>
          <text:list>
            <text:list-item>
              <text:p text:style-name="P13">^ - začátek</text:p>
            </text:list-item>
            <text:list-item>
              <text:p text:style-name="P13">$ - konec</text:p>
            </text:list-item>
            <text:list-item>
              <text:p text:style-name="P13">\d – čislice</text:p>
            </text:list-item>
            <text:list-item>
              <text:p text:style-name="P13">+ - více opakování</text:p>
            </text:list-item>
          </text:list>
        </text:list-item>
        <text:list-item>
          <text:p text:style-name="P12">praktické využití:</text:p>
          <text:list>
            <text:list-item>
              <text:p text:style-name="P14">validace emailové adresy, kontrola formátu tel. Čísla, anonymizace dat</text:p>
            </text:list-item>
          </text:list>
        </text:list-item>
      </text:list>
      <text:h text:style-name="P5" text:outline-level="2" loext:marker-style-name="T2"><text:span text:style-name="T7">2</text:span><text:span text:style-name="T8">0</text:span><text:span text:style-name="T7">.4. </text:span>Zpracování datových souborů v programech, vstupní a výstupní operace se soubory</text:h>
      <text:p text:style-name="P11"><text:span text:style-name="T2">Význam datových souborů</text:span> – pojmenovaná <text:span text:style-name="T5">oblast na disku určená k uschovávání dat.</text:span></text:p>
      <text:list text:style-name="L6">
        <text:list-item>
          <text:p text:style-name="P15">Umožnuje programům <text:span text:style-name="T5">perzistenci</text:span> (<text:span text:style-name="T2">nezmizí po vypnutí programu)</text:span></text:p>
        </text:list-item>
        <text:list-item>
          <text:p text:style-name="P16">sdílení dat mezi aplikacemi</text:p>
        </text:list-item>
        <text:list-item>
          <text:p text:style-name="P15">zpracování<text:span text:style-name="T2"> obrovských objemů dat</text:span> (datasetů)</text:p>
        </text:list-item>
      </text:list>
      <text:p text:style-name="P17">Rozdělení datových souborů:</text:p>
      <text:list text:style-name="L7">
        <text:list-item>
          <text:p text:style-name="P18"><text:span text:style-name="T2">textové</text:span> datové soubory <text:span text:style-name="T2">– čitelné znaky, snadno se čtou a editu</text:span>jí (.<text:span text:style-name="T5">txt, .csv, .xml, .json</text:span>)</text:p>
        </text:list-item>
        <text:list-item>
          <text:p text:style-name="P18"><text:span text:style-name="T2">binární</text:span> datové soubory – <text:span text:style-name="T2">binární podoba, nejsou čitelná</text:span>, efektivnější pro ukládání složitých datových struktur (<text:span text:style-name="T5">.bin, .dat)</text:span></text:p>
        </text:list-item>
      </text:list>
      <text:p text:style-name="P17">Vstupní a výstupní operace, práce s nimi má vždy <text:span text:style-name="T6">4 logické kroky:</text:span></text:p>
      <text:list text:style-name="L8">
        <text:list-item>
          <text:p text:style-name="P19"><text:span text:style-name="T2">otevření</text:span> – vytvoření spojení mezi programem a dat. Souborem (w, r)</text:p>
        </text:list-item>
        <text:list-item>
          <text:p text:style-name="P19"><text:span text:style-name="T2">čtení</text:span> nebo <text:span text:style-name="T2">zápis</text:span> – přenos dat z disku do paměti programu, nebo naopak</text:p>
        </text:list-item>
        <text:list-item>
          <text:p text:style-name="P19"><text:span text:style-name="T2">zpracování</text:span> <text:span text:style-name="T2">dat</text:span> – např. Výpočty nad načtenými daty</text:p>
        </text:list-item>
        <text:list-item>
          <text:p text:style-name="P19"><text:span text:style-name="T2">uzavření</text:span> – uvolní systémové prostředky a bezpečně dopíše data na disk</text:p>
        </text:list-item>
      </text:list>
      <text:p text:style-name="P17">realizace v programech:</text:p>
      <text:list text:style-name="L9">
        <text:list-item>
          <text:p text:style-name="P20">Jazyk C:</text:p>
          <text:list>
            <text:list-item>
              <text:p text:style-name="P21"><text:span text:style-name="T10">knihovna </text:span><text:span text:style-name="T11">&lt;stdio.h&gt;</text:span><text:span text:style-name="T10"> a datový </text:span><text:span text:style-name="T11">ukazatel </text:span><text:span text:style-name="Source_20_Text"><text:span text:style-name="T5">FILE* </text:span></text:span></text:p>
            </text:list-item>
            <text:list-item>
              <text:p text:style-name="P21"><text:span text:style-name="Source_20_Text"><text:span text:style-name="T12">příkazy fopen(), fgets(), fclose(), fprintf()</text:span></text:span></text:p>
            </text:list-item>
          </text:list>
          <text:p text:style-name="P21"><text:span text:style-name="Source_20_Text"><text:span text:style-name="T13"/></text:span></text:p>
        </text:list-item>
        <text:list-item>
          <text:p text:style-name="P21"><text:soft-page-break/><text:span text:style-name="Source_20_Text"><text:span text:style-name="T12">jazyk python:</text:span></text:span></text:p>
          <text:list>
            <text:list-item>
              <text:p text:style-name="P21"><text:span text:style-name="Source_20_Text"><text:span text:style-name="T13">mnohem bezpečnější a pohodlnější</text:span></text:span></text:p>
            </text:list-item>
            <text:list-item>
              <text:p text:style-name="P21"><text:span text:style-name="Source_20_Text"><text:span text:style-name="T13">využívá se </text:span></text:span><text:span text:style-name="Source_20_Text"><text:span text:style-name="T14">kontextový manager</text:span></text:span><text:span text:style-name="Source_20_Text"><text:span text:style-name="T13"> (with open („data.txt“, „r“) as soubor:)</text:span></text:span></text:p>
            </text:list-item>
            <text:list-item>
              <text:p text:style-name="P21"><text:span text:style-name="Source_20_Text"><text:span text:style-name="T12">ikdyž program spadne, manager je bezpečně uzavře a data se nepoškodí</text:span></text:span></text:p>
            </text:list-item>
            <text:list-item>
              <text:p text:style-name="P21"><text:span text:style-name="Source_20_Text"><text:span text:style-name="T12">příkazy read(), readlines(), write()</text:span></text:span></text:p>
            </text:list-item>
          </text:list>
        </text:list-item>
      </text:list>
      <text:h text:style-name="P5" text:outline-level="2" loext:marker-style-name="T2"><text:span text:style-name="T7">2</text:span><text:span text:style-name="T8">0</text:span><text:span text:style-name="T7">.5. </text:span>Nejpoužívanější typy datových formátů, základní rysy a praktické využití</text:h>
      <text:p text:style-name="P22">Standardizované formáty <text:span text:style-name="T5">zajišťují přenositelnost a interoperabilitu dat</text:span> mezi prgramy a servery.</text:p>
      <text:list text:style-name="L10">
        <text:list-item>
          <text:p text:style-name="P23"><text:span text:style-name="T2">CSV</text:span><text:span text:style-name="T2">(comma-separated values) </text:span>– <text:span text:style-name="T2">textový</text:span> formát, tabulková data <text:span text:style-name="T2">oddělena</text:span> <text:span text:style-name="T5">čárkou</text:span>, malá velikost, nemožnost ukládat složitější data (<text:span text:style-name="T2">Export z excelu, jednoduché logy</text:span>)</text:p>
        </text:list-item>
        <text:list-item>
          <text:p text:style-name="P23"><text:span text:style-name="T2">XML(extensible markup language) </text:span>– značkovací jazyk, stromová struktura s <text:span text:style-name="T5">tagy</text:span>, je samodokumentující, soubory jsou velké (f<text:span text:style-name="T2">ormáty .docx nebo složité konfigurace</text:span>)</text:p>
        </text:list-item>
        <text:list-item>
          <text:p text:style-name="P23"><text:span text:style-name="T2">JSON(javascript object notation)</text:span> – lehký textový formát, čitelnější a menší než XML, <text:span text:style-name="T5">podporuje pole a objekty</text:span> (<text:span text:style-name="T2">standard dnešní web API</text:span>)</text:p>
        </text:list-item>
        <text:list-item>
          <text:p text:style-name="P23"><text:span text:style-name="T2">YAML</text:span> – lidsky čitelný, nepoužívá složené závorky, spoléhá na <text:span text:style-name="T5">mezery</text:span> (<text:span text:style-name="T2">konfigurační soubory, Docker</text:span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295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4</meta:editing-cycles>
    <meta:creation-date>2025-03-05T18:34:00</meta:creation-date>
    <dc:date>2026-04-24T13:19:05.597935996</dc:date>
    <meta:editing-duration>PT9M19S</meta:editing-duration>
    <meta:generator>LibreOffice/26.2.2.2$Linux_X86_64 LibreOffice_project/620$Build-2</meta:generator>
    <meta:document-statistic meta:table-count="0" meta:image-count="0" meta:object-count="0" meta:page-count="3" meta:paragraph-count="73" meta:word-count="699" meta:character-count="4580" meta:non-whitespace-character-count="3979"/>
    <meta:user-defined meta:name="AppVersion">16.0000</meta:user-defined>
    <meta:template xlink:type="simple" xlink:actuate="onRequest" xlink:title="Normal.dotm" xlink:href=""/>
  </office:meta>
</office:document-meta>
</file>